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color="#999999" fo:font-size="10pt" style:font-size-asian="10pt" style:font-size-complex="10pt"/>
    </style:style>
    <style:style style:name="ce3" style:family="table-cell" style:parent-style-name="Default">
      <style:table-cell-properties fo:background-color="#81d41a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" style:family="table-cell" style:parent-style-name="Default" style:data-style-name="N70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 style:data-style-name="N70">
      <style:table-cell-properties fo:background-color="#81d41a"/>
      <style:text-properties fo:font-size="10pt" style:font-size-asian="10pt" style:font-size-complex="10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70">
      <style:text-properties fo:font-size="10pt" style:font-size-asian="10pt" style:font-size-complex="10pt"/>
    </style:style>
    <style:style style:name="ce9" style:family="table-cell" style:parent-style-name="Default" style:data-style-name="N70">
      <style:text-properties fo:color="#999999" fo:font-size="10pt" style:font-size-asian="10pt" style:font-size-complex="10pt"/>
    </style:style>
    <style:style style:name="ce10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SUM([.H3:.H5297])" office:value-type="float" office:value="29807.713005" calcext:value-type="float">
            <text:p>29807.713005</text:p>
          </table:table-cell>
          <table:table-cell table:formula="of:=[.H2]/24/365" office:value-type="float" office:value="3.4027069640411" calcext:value-type="float">
            <text:p>3.4027069640411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10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Paleognathae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order_lvl_order_suborder_Mirandornith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2"/>
          <table:table-cell table:style-name="ce9"/>
          <table:table-cell table:style-name="ce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ccipitr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nser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Apo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Bucerot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aprimulg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icon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8"/>
          <table:table-cell table:style-name="ce2" office:value-type="string" calcext:value-type="string">
            <text:p>s</text:p>
          </table:table-cell>
          <table:table-cell table:style-name="ce2" table:number-columns-repeated="100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lumb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oraci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Cucul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Falconiformes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Gall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Musophag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Otidiformes <text:s text:c="5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elecan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odicipediformes 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rocellari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sittac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Pterocliformes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phenisciformes <text:s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trig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Suliformes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inamiformes <text:s text:c="4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order_lvl_suborder_superfam_Trogoniformes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Buceroti <text:s text:c="3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Charadri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Grui <text:s text:c="7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Ralli <text:s text:c="6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border_lvl_superfam_fam_Scolopaci <text:s text:c="2"/>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8" office:value-type="date" office:date-value="2021-10-13T11:59:00" calcext:value-type="date">
            <text:p>13/10/21 11:59</text:p>
          </table:table-cell>
          <table:table-cell table:style-name="ce8"/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rametrisation</text:p>
          </table:table-cell>
          <table:table-cell table:style-name="ce2" office:value-type="string" calcext:value-type="string">
            <text:p>shapespace_superfam_lvl_fam_Menuroidea</text:p>
          </table:table-cell>
          <table:table-cell table:style-name="ce2" office:value-type="string" calcext:value-type="string">
            <text:p>local</text:p>
          </table:table-cell>
          <table:table-cell table:style-name="ce2" table:number-columns-repeated="1018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0.88889" calcext:value-type="float">
            <text:p>50.88889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74" calcext:value-type="float">
            <text:p>994027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39.99389" calcext:value-type="float">
            <text:p>39.99389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75" calcext:value-type="float">
            <text:p>994027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7.25667" calcext:value-type="float">
            <text:p>57.25667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76" calcext:value-type="float">
            <text:p>994027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2.92556" calcext:value-type="float">
            <text:p>52.92556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77" calcext:value-type="float">
            <text:p>994027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7.18944" calcext:value-type="float">
            <text:p>47.1894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78" calcext:value-type="float">
            <text:p>994027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9.62278" calcext:value-type="float">
            <text:p>49.62278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79" calcext:value-type="float">
            <text:p>994027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39.8975" calcext:value-type="float">
            <text:p>39.8975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80" calcext:value-type="float">
            <text:p>994028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4.17833" calcext:value-type="float">
            <text:p>54.17833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81" calcext:value-type="float">
            <text:p>994028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62.19722" calcext:value-type="float">
            <text:p>62.19722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82" calcext:value-type="float">
            <text:p>994028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5.69444" calcext:value-type="float">
            <text:p>55.6944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83" calcext:value-type="float">
            <text:p>994028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3.1175" calcext:value-type="float">
            <text:p>53.1175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84" calcext:value-type="float">
            <text:p>994028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3.83056" calcext:value-type="float">
            <text:p>53.83056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85" calcext:value-type="float">
            <text:p>994028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1.9325" calcext:value-type="float">
            <text:p>51.9325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86" calcext:value-type="float">
            <text:p>994028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5.25278" calcext:value-type="float">
            <text:p>45.25278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87" calcext:value-type="float">
            <text:p>994028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" calcext:value-type="float">
            <text:p>41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88" calcext:value-type="float">
            <text:p>994028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4.53639" calcext:value-type="float">
            <text:p>44.53639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89" calcext:value-type="float">
            <text:p>994028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30389" calcext:value-type="float">
            <text:p>41.30389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90" calcext:value-type="float">
            <text:p>994029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93361" calcext:value-type="float">
            <text:p>41.93361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91" calcext:value-type="float">
            <text:p>994029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9.05028" calcext:value-type="float">
            <text:p>49.05028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92" calcext:value-type="float">
            <text:p>994029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75528" calcext:value-type="float">
            <text:p>41.75528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93" calcext:value-type="float">
            <text:p>994029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7.15694" calcext:value-type="float">
            <text:p>47.1569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94" calcext:value-type="float">
            <text:p>994029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69" calcext:value-type="float">
            <text:p>41.69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95" calcext:value-type="float">
            <text:p>994029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77806" calcext:value-type="float">
            <text:p>41.77806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96" calcext:value-type="float">
            <text:p>994029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8.5525" calcext:value-type="float">
            <text:p>48.5525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97" calcext:value-type="float">
            <text:p>994029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52.06056" calcext:value-type="float">
            <text:p>52.06056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98" calcext:value-type="float">
            <text:p>994029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4.83694" calcext:value-type="float">
            <text:p>44.8369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299" calcext:value-type="float">
            <text:p>994029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69611" calcext:value-type="float">
            <text:p>41.69611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00" calcext:value-type="float">
            <text:p>994030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05944" calcext:value-type="float">
            <text:p>41.0594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01" calcext:value-type="float">
            <text:p>994030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46444" calcext:value-type="float">
            <text:p>41.4644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02" calcext:value-type="float">
            <text:p>994030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63972" calcext:value-type="float">
            <text:p>41.63972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03" calcext:value-type="float">
            <text:p>994030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6.4725" calcext:value-type="float">
            <text:p>46.4725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04" calcext:value-type="float">
            <text:p>994030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19111" calcext:value-type="float">
            <text:p>41.19111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05" calcext:value-type="float">
            <text:p>994030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37.81167" calcext:value-type="float">
            <text:p>37.81167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06" calcext:value-type="float">
            <text:p>994030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73944" calcext:value-type="float">
            <text:p>41.7394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07" calcext:value-type="float">
            <text:p>994030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72083" calcext:value-type="float">
            <text:p>41.72083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08" calcext:value-type="float">
            <text:p>994030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34333" calcext:value-type="float">
            <text:p>41.34333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09" calcext:value-type="float">
            <text:p>994030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72333" calcext:value-type="float">
            <text:p>41.72333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10" calcext:value-type="float">
            <text:p>994031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70417" calcext:value-type="float">
            <text:p>37.70417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11" calcext:value-type="float">
            <text:p>994031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4" office:value-type="string" calcext:value-type="string">
            <text:p>Done</text:p>
          </table:table-cell>
          <table:table-cell table:style-name="ce7" office:value-type="float" office:value="41.66583" calcext:value-type="float">
            <text:p>41.66583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12" calcext:value-type="float">
            <text:p>994031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81167" calcext:value-type="float">
            <text:p>37.81167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13" calcext:value-type="float">
            <text:p>994031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72806" calcext:value-type="float">
            <text:p>37.72806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14" calcext:value-type="float">
            <text:p>994031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66361" calcext:value-type="float">
            <text:p>37.66361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15" calcext:value-type="float">
            <text:p>994031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77306" calcext:value-type="float">
            <text:p>37.77306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16" calcext:value-type="float">
            <text:p>994031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82556" calcext:value-type="float">
            <text:p>37.82556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17" calcext:value-type="float">
            <text:p>994031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18" calcext:value-type="float">
            <text:p>994031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19" calcext:value-type="float">
            <text:p>994031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70389" calcext:value-type="float">
            <text:p>37.70389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20" calcext:value-type="float">
            <text:p>994032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80417" calcext:value-type="float">
            <text:p>37.80417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21" calcext:value-type="float">
            <text:p>994032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6675" calcext:value-type="float">
            <text:p>37.6675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22" calcext:value-type="float">
            <text:p>994032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37.79556" calcext:value-type="float">
            <text:p>37.79556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23" calcext:value-type="float">
            <text:p>994032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table:style-name="ce7" office:value-type="float" office:value="55.22083" calcext:value-type="float">
            <text:p>55.22083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24" calcext:value-type="float">
            <text:p>994032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25" calcext:value-type="float">
            <text:p>994032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26" calcext:value-type="float">
            <text:p>994032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27" calcext:value-type="float">
            <text:p>994032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28" calcext:value-type="float">
            <text:p>994032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29" calcext:value-type="float">
            <text:p>994032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30" calcext:value-type="float">
            <text:p>994033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31" calcext:value-type="float">
            <text:p>994033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32" calcext:value-type="float">
            <text:p>994033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33" calcext:value-type="float">
            <text:p>994033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34" calcext:value-type="float">
            <text:p>994033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35" calcext:value-type="float">
            <text:p>994033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36" calcext:value-type="float">
            <text:p>994033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37" calcext:value-type="float">
            <text:p>994033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38" calcext:value-type="float">
            <text:p>994033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39" calcext:value-type="float">
            <text:p>994033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40" calcext:value-type="float">
            <text:p>994034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41" calcext:value-type="float">
            <text:p>994034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42" calcext:value-type="float">
            <text:p>994034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43" calcext:value-type="float">
            <text:p>994034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44" calcext:value-type="float">
            <text:p>994034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45" calcext:value-type="float">
            <text:p>994034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46" calcext:value-type="float">
            <text:p>994034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47" calcext:value-type="float">
            <text:p>994034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48" calcext:value-type="float">
            <text:p>994034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49" calcext:value-type="float">
            <text:p>994034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50" calcext:value-type="float">
            <text:p>994035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51" calcext:value-type="float">
            <text:p>994035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52" calcext:value-type="float">
            <text:p>994035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53" calcext:value-type="float">
            <text:p>994035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54" calcext:value-type="float">
            <text:p>994035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55" calcext:value-type="float">
            <text:p>994035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56" calcext:value-type="float">
            <text:p>994035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57" calcext:value-type="float">
            <text:p>994035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58" calcext:value-type="float">
            <text:p>994035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59" calcext:value-type="float">
            <text:p>994035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60" calcext:value-type="float">
            <text:p>994036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61" calcext:value-type="float">
            <text:p>994036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62" calcext:value-type="float">
            <text:p>994036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63" calcext:value-type="float">
            <text:p>9940363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64" calcext:value-type="float">
            <text:p>994036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65" calcext:value-type="float">
            <text:p>9940365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66" calcext:value-type="float">
            <text:p>9940366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67" calcext:value-type="float">
            <text:p>9940367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68" calcext:value-type="float">
            <text:p>9940368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69" calcext:value-type="float">
            <text:p>9940369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70" calcext:value-type="float">
            <text:p>9940370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8" office:value-type="string" calcext:value-type="string">
            <text:p>06/10/2022 – 13:40:00</text:p>
          </table:table-cell>
          <table:table-cell table:style-name="ce10" office:value-type="float" office:value="9.8" calcext:value-type="float">
            <text:p>9.8</text:p>
          </table:table-cell>
          <table:table-cell office:value-type="float" office:value="9940371" calcext:value-type="float">
            <text:p>9940371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5"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8" office:value-type="string" calcext:value-type="string">
            <text:p>06/10/2022 – 13:40:00</text:p>
          </table:table-cell>
          <table:table-cell office:value-type="float" office:value="9.8" calcext:value-type="float">
            <text:p>9.8</text:p>
          </table:table-cell>
          <table:table-cell office:value-type="float" office:value="9940372" calcext:value-type="float">
            <text:p>9940372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8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/08/2022 – 12:22</text:p>
          </table:table-cell>
          <table:table-cell table:number-columns-repeated="4"/>
          <table:table-cell table:style-name="ce8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3" calcext:value-type="float">
            <text:p>9518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528" calcext:value-type="float">
            <text:p>21.195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4" calcext:value-type="float">
            <text:p>951833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60.01278" calcext:value-type="float">
            <text:p>60.01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5" calcext:value-type="float">
            <text:p>951833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722" calcext:value-type="float">
            <text:p>22.93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6" calcext:value-type="float">
            <text:p>9518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8889" calcext:value-type="float">
            <text:p>23.18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7" calcext:value-type="float">
            <text:p>951833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222" calcext:value-type="float">
            <text:p>23.22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8" calcext:value-type="float">
            <text:p>951833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39" calcext:value-type="float">
            <text:p>95183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78" calcext:value-type="float">
            <text:p>21.15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0" calcext:value-type="float">
            <text:p>951834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7056" calcext:value-type="float">
            <text:p>22.870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1" calcext:value-type="float">
            <text:p>951834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32889" calcext:value-type="float">
            <text:p>56.32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2" calcext:value-type="float">
            <text:p>95183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2611" calcext:value-type="float">
            <text:p>22.126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3" calcext:value-type="float">
            <text:p>951834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222" calcext:value-type="float">
            <text:p>26.95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4" calcext:value-type="float">
            <text:p>9518344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2083" calcext:value-type="float">
            <text:p>28.22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5" calcext:value-type="float">
            <text:p>95183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61" calcext:value-type="float">
            <text:p>27.35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6" calcext:value-type="float">
            <text:p>951834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9694" calcext:value-type="float">
            <text:p>27.99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7" calcext:value-type="float">
            <text:p>951834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8194" calcext:value-type="float">
            <text:p>23.2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8" calcext:value-type="float">
            <text:p>95183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72778" calcext:value-type="float">
            <text:p>27.72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49" calcext:value-type="float">
            <text:p>951834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083" calcext:value-type="float">
            <text:p>27.85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0" calcext:value-type="float">
            <text:p>951835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2278" calcext:value-type="float">
            <text:p>27.02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1" calcext:value-type="float">
            <text:p>951835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01194" calcext:value-type="float">
            <text:p>32.01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2" calcext:value-type="float">
            <text:p>951835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556" calcext:value-type="float">
            <text:p>28.12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3" calcext:value-type="float">
            <text:p>951835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75" calcext:value-type="float">
            <text:p>29.40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4" calcext:value-type="float">
            <text:p>951835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194" calcext:value-type="float">
            <text:p>26.86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5" calcext:value-type="float">
            <text:p>951835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5" calcext:value-type="float">
            <text:p>26.9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6" calcext:value-type="float">
            <text:p>9518356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944" calcext:value-type="float">
            <text:p>29.42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7" calcext:value-type="float">
            <text:p>951835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1472" calcext:value-type="float">
            <text:p>30.61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8" calcext:value-type="float">
            <text:p>951835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944" calcext:value-type="float">
            <text:p>28.28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59" calcext:value-type="float">
            <text:p>9518359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917" calcext:value-type="float">
            <text:p>28.4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0" calcext:value-type="float">
            <text:p>951836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6972" calcext:value-type="float">
            <text:p>28.66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1" calcext:value-type="float">
            <text:p>951836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64" calcext:value-type="float">
            <text:p>33.6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2" calcext:value-type="float">
            <text:p>9518362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806" calcext:value-type="float">
            <text:p>31.4180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3" calcext:value-type="float">
            <text:p>951836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68694" calcext:value-type="float">
            <text:p>28.6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4" calcext:value-type="float">
            <text:p>951836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389" calcext:value-type="float">
            <text:p>27.3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5" calcext:value-type="float">
            <text:p>9518365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2111" calcext:value-type="float">
            <text:p>32.22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6" calcext:value-type="float">
            <text:p>951836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7333" calcext:value-type="float">
            <text:p>31.77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7" calcext:value-type="float">
            <text:p>9518367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5194" calcext:value-type="float">
            <text:p>27.5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8" calcext:value-type="float">
            <text:p>9518368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06472" calcext:value-type="float">
            <text:p>34.06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69" calcext:value-type="float">
            <text:p>951836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694" calcext:value-type="float">
            <text:p>29.186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0" calcext:value-type="float">
            <text:p>9518370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6.67389" calcext:value-type="float">
            <text:p>56.67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1" calcext:value-type="float">
            <text:p>9518371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889" calcext:value-type="float">
            <text:p>21.10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2" calcext:value-type="float">
            <text:p>951837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389" calcext:value-type="float">
            <text:p>22.85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3" calcext:value-type="float">
            <text:p>9518373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7944" calcext:value-type="float">
            <text:p>29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4" calcext:value-type="float">
            <text:p>9518374</text:p>
          </table:table-cell>
          <table:table-cell/>
          <table:table-cell table:style-name="ce4"/>
          <table:table-cell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667" calcext:value-type="float">
            <text:p>29.91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5" calcext:value-type="float">
            <text:p>951837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26389" calcext:value-type="float">
            <text:p>27.2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6" calcext:value-type="float">
            <text:p>951837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58333" calcext:value-type="float">
            <text:p>23.58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7" calcext:value-type="float">
            <text:p>9518377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778" calcext:value-type="float">
            <text:p>23.11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8" calcext:value-type="float">
            <text:p>95183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3278" calcext:value-type="float">
            <text:p>32.2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79" calcext:value-type="float">
            <text:p>951837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3444" calcext:value-type="float">
            <text:p>21.23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0" calcext:value-type="float">
            <text:p>9518380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5194" calcext:value-type="float">
            <text:p>22.85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1" calcext:value-type="float">
            <text:p>95183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315" calcext:value-type="float">
            <text:p>24.3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2" calcext:value-type="float">
            <text:p>9518382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5556" calcext:value-type="float">
            <text:p>32.95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3" calcext:value-type="float">
            <text:p>9518383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43389" calcext:value-type="float">
            <text:p>24.43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4" calcext:value-type="float">
            <text:p>95183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778" calcext:value-type="float">
            <text:p>27.337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5" calcext:value-type="float">
            <text:p>9518385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33861" calcext:value-type="float">
            <text:p>32.33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6" calcext:value-type="float">
            <text:p>9518386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8361" calcext:value-type="float">
            <text:p>27.483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7" calcext:value-type="float">
            <text:p>95183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3278" calcext:value-type="float">
            <text:p>28.8327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8" calcext:value-type="float">
            <text:p>9518388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2917" calcext:value-type="float">
            <text:p>28.129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89" calcext:value-type="float">
            <text:p>9518389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4333" calcext:value-type="float">
            <text:p>28.843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0" calcext:value-type="float">
            <text:p>95183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85" calcext:value-type="float">
            <text:p>27.08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1" calcext:value-type="float">
            <text:p>9518391</text:p>
          </table:table-cell>
          <table:table-cell table:number-columns-repeated="3"/>
          <table:table-cell table:style-name="ce20"/>
          <table:table-cell table:style-name="ce24"/>
          <table:table-cell table:number-columns-repeated="100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667" calcext:value-type="float">
            <text:p>31.00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2" calcext:value-type="float">
            <text:p>95183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0944" calcext:value-type="float">
            <text:p>31.00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3" calcext:value-type="float">
            <text:p>95183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95861" calcext:value-type="float">
            <text:p>37.9586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4" calcext:value-type="float">
            <text:p>95183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75" calcext:value-type="float">
            <text:p>28.147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5" calcext:value-type="float">
            <text:p>95183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7083" calcext:value-type="float">
            <text:p>30.27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6" calcext:value-type="float">
            <text:p>95183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0194" calcext:value-type="float">
            <text:p>29.40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7" calcext:value-type="float">
            <text:p>95183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028" calcext:value-type="float">
            <text:p>28.02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8" calcext:value-type="float">
            <text:p>95183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7111" calcext:value-type="float">
            <text:p>23.07111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399" calcext:value-type="float">
            <text:p>95183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8556" calcext:value-type="float">
            <text:p>22.58556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0" calcext:value-type="float">
            <text:p>95184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6167" calcext:value-type="float">
            <text:p>28.86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1" calcext:value-type="float">
            <text:p>95184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889" calcext:value-type="float">
            <text:p>23.15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2" calcext:value-type="float">
            <text:p>95184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9639" calcext:value-type="float">
            <text:p>28.99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3" calcext:value-type="float">
            <text:p>95184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5444" calcext:value-type="float">
            <text:p>22.954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4" calcext:value-type="float">
            <text:p>951840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583" calcext:value-type="float">
            <text:p>23.12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5" calcext:value-type="float">
            <text:p>95184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48083" calcext:value-type="float">
            <text:p>23.480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6" calcext:value-type="float">
            <text:p>95184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3667" calcext:value-type="float">
            <text:p>28.136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7" calcext:value-type="float">
            <text:p>95184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3167" calcext:value-type="float">
            <text:p>22.6316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8" calcext:value-type="float">
            <text:p>95184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972" calcext:value-type="float">
            <text:p>21.409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09" calcext:value-type="float">
            <text:p>95184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833" calcext:value-type="float">
            <text:p>23.12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0" calcext:value-type="float">
            <text:p>95184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8806" calcext:value-type="float">
            <text:p>28.98806</text:p>
          </table:table-cell>
          <table:table-cell office:value-type="string" calcext:value-type="string">
            <text:p>29/08/2022 – 11:40</text:p>
          </table:table-cell>
          <table:table-cell/>
          <table:table-cell office:value-type="float" office:value="9518411" calcext:value-type="float">
            <text:p>95184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6389" calcext:value-type="float">
            <text:p>21.363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2" calcext:value-type="float">
            <text:p>95184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15" calcext:value-type="float">
            <text:p>22.215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3" calcext:value-type="float">
            <text:p>95184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0472" calcext:value-type="float">
            <text:p>32.9047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4" calcext:value-type="float">
            <text:p>95184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889" calcext:value-type="float">
            <text:p>27.5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5" calcext:value-type="float">
            <text:p>95184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2639" calcext:value-type="float">
            <text:p>28.726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6" calcext:value-type="float">
            <text:p>95184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28722" calcext:value-type="float">
            <text:p>28.287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7" calcext:value-type="float">
            <text:p>95184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833" calcext:value-type="float">
            <text:p>30.7583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8" calcext:value-type="float">
            <text:p>95184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6028" calcext:value-type="float">
            <text:p>31.16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19" calcext:value-type="float">
            <text:p>951841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222" calcext:value-type="float">
            <text:p>23.08222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0" calcext:value-type="float">
            <text:p>951842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0139" calcext:value-type="float">
            <text:p>20.9013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1" calcext:value-type="float">
            <text:p>951842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194" calcext:value-type="float">
            <text:p>21.7819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2" calcext:value-type="float">
            <text:p>9518422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66417" calcext:value-type="float">
            <text:p>37.66417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3" calcext:value-type="float">
            <text:p>9518423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583" calcext:value-type="float">
            <text:p>23.26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4" calcext:value-type="float">
            <text:p>9518424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944" calcext:value-type="float">
            <text:p>22.97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5" calcext:value-type="float">
            <text:p>9518425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583" calcext:value-type="float">
            <text:p>23.13583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6" calcext:value-type="float">
            <text:p>9518426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028" calcext:value-type="float">
            <text:p>22.65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7" calcext:value-type="float">
            <text:p>9518427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59944" calcext:value-type="float">
            <text:p>22.59944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8" calcext:value-type="float">
            <text:p>9518428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29" calcext:value-type="float">
            <text:p>9518429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31028" calcext:value-type="float">
            <text:p>31.31028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0" calcext:value-type="float">
            <text:p>9518430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889" calcext:value-type="float">
            <text:p>23.23889</text:p>
          </table:table-cell>
          <table:table-cell office:value-type="string" calcext:value-type="string">
            <text:p>29/08/2022 – 11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18431" calcext:value-type="float">
            <text:p>9518431</text:p>
          </table:table-cell>
          <table:table-cell/>
          <table:table-cell table:style-name="ce4"/>
          <table:table-cell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22" calcext:value-type="float">
            <text:p>23.15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39" calcext:value-type="float">
            <text:p>95492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972" calcext:value-type="float">
            <text:p>23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0" calcext:value-type="float">
            <text:p>95492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85" calcext:value-type="float">
            <text:p>23.38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1" calcext:value-type="float">
            <text:p>95492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8778" calcext:value-type="float">
            <text:p>28.08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2" calcext:value-type="float">
            <text:p>95492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52194" calcext:value-type="float">
            <text:p>31.52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3" calcext:value-type="float">
            <text:p>95492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5667" calcext:value-type="float">
            <text:p>28.556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4" calcext:value-type="float">
            <text:p>95492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806" calcext:value-type="float">
            <text:p>23.1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5" calcext:value-type="float">
            <text:p>95492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306" calcext:value-type="float">
            <text:p>23.21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6" calcext:value-type="float">
            <text:p>95492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06" calcext:value-type="float">
            <text:p>23.02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7" calcext:value-type="float">
            <text:p>95492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3972" calcext:value-type="float">
            <text:p>23.13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8" calcext:value-type="float">
            <text:p>954924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4222" calcext:value-type="float">
            <text:p>29.14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49" calcext:value-type="float">
            <text:p>95492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5389" calcext:value-type="float">
            <text:p>27.35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0" calcext:value-type="float">
            <text:p>95492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472" calcext:value-type="float">
            <text:p>22.654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1" calcext:value-type="float">
            <text:p>95492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41917" calcext:value-type="float">
            <text:p>32.4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2" calcext:value-type="float">
            <text:p>954925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3694" calcext:value-type="float">
            <text:p>29.03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3" calcext:value-type="float">
            <text:p>954925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583" calcext:value-type="float">
            <text:p>23.21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4" calcext:value-type="float">
            <text:p>954925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3722" calcext:value-type="float">
            <text:p>32.13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5" calcext:value-type="float">
            <text:p>954925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833" calcext:value-type="float">
            <text:p>30.38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6" calcext:value-type="float">
            <text:p>95492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58861" calcext:value-type="float">
            <text:p>29.58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7" calcext:value-type="float">
            <text:p>95492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" calcext:value-type="float">
            <text:p>23.03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8" calcext:value-type="float">
            <text:p>95492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167" calcext:value-type="float">
            <text:p>24.5616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59" calcext:value-type="float">
            <text:p>954925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1639" calcext:value-type="float">
            <text:p>23.21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0" calcext:value-type="float">
            <text:p>95492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3528" calcext:value-type="float">
            <text:p>30.4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1" calcext:value-type="float">
            <text:p>95492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8889" calcext:value-type="float">
            <text:p>29.88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2" calcext:value-type="float">
            <text:p>95492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7.09889" calcext:value-type="float">
            <text:p>37.09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3" calcext:value-type="float">
            <text:p>95492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9" calcext:value-type="float">
            <text:p>32.2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4" calcext:value-type="float">
            <text:p>95492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528" calcext:value-type="float">
            <text:p>23.03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5" calcext:value-type="float">
            <text:p>95492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675" calcext:value-type="float">
            <text:p>30.66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6" calcext:value-type="float">
            <text:p>95492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028" calcext:value-type="float">
            <text:p>23.240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7" calcext:value-type="float">
            <text:p>95492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556" calcext:value-type="float">
            <text:p>23.0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8" calcext:value-type="float">
            <text:p>95492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25" calcext:value-type="float">
            <text:p>23.15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69" calcext:value-type="float">
            <text:p>954926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2889" calcext:value-type="float">
            <text:p>22.62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0" calcext:value-type="float">
            <text:p>95492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31917" calcext:value-type="float">
            <text:p>23.31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1" calcext:value-type="float">
            <text:p>954927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9361" calcext:value-type="float">
            <text:p>21.29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2" calcext:value-type="float">
            <text:p>95492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1528" calcext:value-type="float">
            <text:p>25.61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3" calcext:value-type="float">
            <text:p>95492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944" calcext:value-type="float">
            <text:p>23.20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4" calcext:value-type="float">
            <text:p>95492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2861" calcext:value-type="float">
            <text:p>28.42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5" calcext:value-type="float">
            <text:p>954927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725" calcext:value-type="float">
            <text:p>27.37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6" calcext:value-type="float">
            <text:p>95492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19972" calcext:value-type="float">
            <text:p>32.19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7" calcext:value-type="float">
            <text:p>95492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778" calcext:value-type="float">
            <text:p>32.2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8" calcext:value-type="float">
            <text:p>95492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225" calcext:value-type="float">
            <text:p>31.22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79" calcext:value-type="float">
            <text:p>95492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194" calcext:value-type="float">
            <text:p>23.10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0" calcext:value-type="float">
            <text:p>95492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3306" calcext:value-type="float">
            <text:p>22.933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1" calcext:value-type="float">
            <text:p>95492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6972" calcext:value-type="float">
            <text:p>23.26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2" calcext:value-type="float">
            <text:p>954928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389" calcext:value-type="float">
            <text:p>23.163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3" calcext:value-type="float">
            <text:p>95492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025" calcext:value-type="float">
            <text:p>22.70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4" calcext:value-type="float">
            <text:p>95492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7611" calcext:value-type="float">
            <text:p>28.07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5" calcext:value-type="float">
            <text:p>95492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5111" calcext:value-type="float">
            <text:p>21.35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6" calcext:value-type="float">
            <text:p>95492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24806" calcext:value-type="float">
            <text:p>32.2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7" calcext:value-type="float">
            <text:p>95492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8" calcext:value-type="float">
            <text:p>30.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8" calcext:value-type="float">
            <text:p>95492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4361" calcext:value-type="float">
            <text:p>23.2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89" calcext:value-type="float">
            <text:p>95492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4" calcext:value-type="float">
            <text:p>22.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0" calcext:value-type="float">
            <text:p>95492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3639" calcext:value-type="float">
            <text:p>29.13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1" calcext:value-type="float">
            <text:p>95492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639" calcext:value-type="float">
            <text:p>23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2" calcext:value-type="float">
            <text:p>95492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8222" calcext:value-type="float">
            <text:p>29.98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3" calcext:value-type="float">
            <text:p>95492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6694" calcext:value-type="float">
            <text:p>29.46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4" calcext:value-type="float">
            <text:p>95492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5639" calcext:value-type="float">
            <text:p>26.95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5" calcext:value-type="float">
            <text:p>95492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4111" calcext:value-type="float">
            <text:p>29.94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6" calcext:value-type="float">
            <text:p>95492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9417" calcext:value-type="float">
            <text:p>26.59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7" calcext:value-type="float">
            <text:p>95492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5417" calcext:value-type="float">
            <text:p>30.25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8" calcext:value-type="float">
            <text:p>95492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8944" calcext:value-type="float">
            <text:p>30.3894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299" calcext:value-type="float">
            <text:p>95492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9778" calcext:value-type="float">
            <text:p>30.59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0" calcext:value-type="float">
            <text:p>95493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08972" calcext:value-type="float">
            <text:p>29.0897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1" calcext:value-type="float">
            <text:p>95493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61" calcext:value-type="float">
            <text:p>32.9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2" calcext:value-type="float">
            <text:p>95493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1111" calcext:value-type="float">
            <text:p>28.01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3" calcext:value-type="float">
            <text:p>95493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0778" calcext:value-type="float">
            <text:p>29.10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4" calcext:value-type="float">
            <text:p>95493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4361" calcext:value-type="float">
            <text:p>28.143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5" calcext:value-type="float">
            <text:p>95493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9111" calcext:value-type="float">
            <text:p>30.091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6" calcext:value-type="float">
            <text:p>95493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33889" calcext:value-type="float">
            <text:p>27.3388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7" calcext:value-type="float">
            <text:p>95493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49722" calcext:value-type="float">
            <text:p>30.497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8" calcext:value-type="float">
            <text:p>95493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825" calcext:value-type="float">
            <text:p>30.182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09" calcext:value-type="float">
            <text:p>95493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222" calcext:value-type="float">
            <text:p>26.77222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0" calcext:value-type="float">
            <text:p>95493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10639" calcext:value-type="float">
            <text:p>27.10639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1" calcext:value-type="float">
            <text:p>95493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8" calcext:value-type="float">
            <text:p>25.5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2" calcext:value-type="float">
            <text:p>95493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6333" calcext:value-type="float">
            <text:p>25.4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3" calcext:value-type="float">
            <text:p>95493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63417" calcext:value-type="float">
            <text:p>25.6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4" calcext:value-type="float">
            <text:p>95493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07417" calcext:value-type="float">
            <text:p>25.07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5" calcext:value-type="float">
            <text:p>95493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1611" calcext:value-type="float">
            <text:p>29.2161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6" calcext:value-type="float">
            <text:p>95493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556" calcext:value-type="float">
            <text:p>21.21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7" calcext:value-type="float">
            <text:p>95493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417" calcext:value-type="float">
            <text:p>23.934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8" calcext:value-type="float">
            <text:p>954931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6333" calcext:value-type="float">
            <text:p>24.56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19" calcext:value-type="float">
            <text:p>95493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333" calcext:value-type="float">
            <text:p>28.85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0" calcext:value-type="float">
            <text:p>95493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59278" calcext:value-type="float">
            <text:p>24.592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1" calcext:value-type="float">
            <text:p>95493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4778" calcext:value-type="float">
            <text:p>25.1477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2" calcext:value-type="float">
            <text:p>95493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175" calcext:value-type="float">
            <text:p>20.9175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3" calcext:value-type="float">
            <text:p>95493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806" calcext:value-type="float">
            <text:p>21.26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4" calcext:value-type="float">
            <text:p>95493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57861" calcext:value-type="float">
            <text:p>34.57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5" calcext:value-type="float">
            <text:p>95493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1333" calcext:value-type="float">
            <text:p>31.21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6" calcext:value-type="float">
            <text:p>95493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40694" calcext:value-type="float">
            <text:p>25.406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7" calcext:value-type="float">
            <text:p>95493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6583" calcext:value-type="float">
            <text:p>31.465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8" calcext:value-type="float">
            <text:p>95493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9833" calcext:value-type="float">
            <text:p>25.798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29" calcext:value-type="float">
            <text:p>95493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3333" calcext:value-type="float">
            <text:p>22.2333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0" calcext:value-type="float">
            <text:p>95493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0556" calcext:value-type="float">
            <text:p>23.2055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1" calcext:value-type="float">
            <text:p>95493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083" calcext:value-type="float">
            <text:p>25.37083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2" calcext:value-type="float">
            <text:p>95493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528" calcext:value-type="float">
            <text:p>23.17528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3" calcext:value-type="float">
            <text:p>954933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917" calcext:value-type="float">
            <text:p>21.08917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4" calcext:value-type="float">
            <text:p>95493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64806" calcext:value-type="float">
            <text:p>20.64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5" calcext:value-type="float">
            <text:p>95493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806" calcext:value-type="float">
            <text:p>20.72806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6" calcext:value-type="float">
            <text:p>95493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3861" calcext:value-type="float">
            <text:p>26.53861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7" calcext:value-type="float">
            <text:p>954933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27194" calcext:value-type="float">
            <text:p>22.27194</text:p>
          </table:table-cell>
          <table:table-cell office:value-type="string" calcext:value-type="string">
            <text:p>06/09/2022 – 13:38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49338" calcext:value-type="float">
            <text:p>95493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361" calcext:value-type="float">
            <text:p>23.04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8" calcext:value-type="float">
            <text:p>959447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7056" calcext:value-type="float">
            <text:p>29.170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79" calcext:value-type="float">
            <text:p>959447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0472" calcext:value-type="float">
            <text:p>21.404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0" calcext:value-type="float">
            <text:p>959448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7278" calcext:value-type="float">
            <text:p>30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1" calcext:value-type="float">
            <text:p>959448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6306" calcext:value-type="float">
            <text:p>21.16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2" calcext:value-type="float">
            <text:p>95944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778" calcext:value-type="float">
            <text:p>20.72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3" calcext:value-type="float">
            <text:p>959448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10222" calcext:value-type="float">
            <text:p>24.1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4" calcext:value-type="float">
            <text:p>959448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9528" calcext:value-type="float">
            <text:p>22.19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5" calcext:value-type="float">
            <text:p>959448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72194" calcext:value-type="float">
            <text:p>20.72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6" calcext:value-type="float">
            <text:p>959448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7444" calcext:value-type="float">
            <text:p>29.8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7" calcext:value-type="float">
            <text:p>959448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6778" calcext:value-type="float">
            <text:p>30.06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8" calcext:value-type="float">
            <text:p>959448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0083" calcext:value-type="float">
            <text:p>54.5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89" calcext:value-type="float">
            <text:p>959448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083" calcext:value-type="float">
            <text:p>21.15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0" calcext:value-type="float">
            <text:p>959449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639" calcext:value-type="float">
            <text:p>23.1463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1" calcext:value-type="float">
            <text:p>959449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2694" calcext:value-type="float">
            <text:p>27.42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2" calcext:value-type="float">
            <text:p>959449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722" calcext:value-type="float">
            <text:p>29.9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3" calcext:value-type="float">
            <text:p>959449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3.45972" calcext:value-type="float">
            <text:p>33.45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4" calcext:value-type="float">
            <text:p>959449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68222" calcext:value-type="float">
            <text:p>31.68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5" calcext:value-type="float">
            <text:p>959449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5389" calcext:value-type="float">
            <text:p>23.15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6" calcext:value-type="float">
            <text:p>959449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3083" calcext:value-type="float">
            <text:p>23.2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7" calcext:value-type="float">
            <text:p>959449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55556" calcext:value-type="float">
            <text:p>32.55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8" calcext:value-type="float">
            <text:p>959449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18833" calcext:value-type="float">
            <text:p>22.18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499" calcext:value-type="float">
            <text:p>959449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0722" calcext:value-type="float">
            <text:p>30.50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0" calcext:value-type="float">
            <text:p>959450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4167" calcext:value-type="float">
            <text:p>23.14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1" calcext:value-type="float">
            <text:p>959450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1167" calcext:value-type="float">
            <text:p>23.11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2" calcext:value-type="float">
            <text:p>959450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2389" calcext:value-type="float">
            <text:p>23.02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3" calcext:value-type="float">
            <text:p>959450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0389" calcext:value-type="float">
            <text:p>21.10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4" calcext:value-type="float">
            <text:p>95945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65" calcext:value-type="float">
            <text:p>20.8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5" calcext:value-type="float">
            <text:p>959450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2722" calcext:value-type="float">
            <text:p>25.7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6" calcext:value-type="float">
            <text:p>959450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806" calcext:value-type="float">
            <text:p>23.00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7" calcext:value-type="float">
            <text:p>959450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85722" calcext:value-type="float">
            <text:p>32.85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8" calcext:value-type="float">
            <text:p>959450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6.89167" calcext:value-type="float">
            <text:p>36.8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09" calcext:value-type="float">
            <text:p>959450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0083" calcext:value-type="float">
            <text:p>22.80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0" calcext:value-type="float">
            <text:p>959451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972" calcext:value-type="float">
            <text:p>23.09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1" calcext:value-type="float">
            <text:p>959451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222" calcext:value-type="float">
            <text:p>21.15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2" calcext:value-type="float">
            <text:p>959451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85444" calcext:value-type="float">
            <text:p>24.85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3" calcext:value-type="float">
            <text:p>959451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94889" calcext:value-type="float">
            <text:p>24.94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4" calcext:value-type="float">
            <text:p>959451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9111" calcext:value-type="float">
            <text:p>24.79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5" calcext:value-type="float">
            <text:p>959451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83667" calcext:value-type="float">
            <text:p>22.83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6" calcext:value-type="float">
            <text:p>959451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7444" calcext:value-type="float">
            <text:p>21.474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7" calcext:value-type="float">
            <text:p>959451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7361" calcext:value-type="float">
            <text:p>22.973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8" calcext:value-type="float">
            <text:p>95945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5917" calcext:value-type="float">
            <text:p>21.15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19" calcext:value-type="float">
            <text:p>959451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1806" calcext:value-type="float">
            <text:p>27.818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0" calcext:value-type="float">
            <text:p>959452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1" calcext:value-type="float">
            <text:p>959452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89556" calcext:value-type="float">
            <text:p>20.89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2" calcext:value-type="float">
            <text:p>959452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76333" calcext:value-type="float">
            <text:p>34.76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3" calcext:value-type="float">
            <text:p>959452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01" calcext:value-type="float">
            <text:p>22.0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4" calcext:value-type="float">
            <text:p>959452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194" calcext:value-type="float">
            <text:p>22.98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5" calcext:value-type="float">
            <text:p>959452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8917" calcext:value-type="float">
            <text:p>21.489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6" calcext:value-type="float">
            <text:p>959452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7111" calcext:value-type="float">
            <text:p>26.97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7" calcext:value-type="float">
            <text:p>959452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8" calcext:value-type="float">
            <text:p>959452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51222" calcext:value-type="float">
            <text:p>25.51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29" calcext:value-type="float">
            <text:p>959452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075" calcext:value-type="float">
            <text:p>23.00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0" calcext:value-type="float">
            <text:p>959453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7278" calcext:value-type="float">
            <text:p>23.172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1" calcext:value-type="float">
            <text:p>959453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65" calcext:value-type="float">
            <text:p>23.16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2" calcext:value-type="float">
            <text:p>959453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2083" calcext:value-type="float">
            <text:p>23.12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3" calcext:value-type="float">
            <text:p>95945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8083" calcext:value-type="float">
            <text:p>21.38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4" calcext:value-type="float">
            <text:p>959453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49333" calcext:value-type="float">
            <text:p>22.49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5" calcext:value-type="float">
            <text:p>959453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22944" calcext:value-type="float">
            <text:p>23.2294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6" calcext:value-type="float">
            <text:p>959453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4.73417" calcext:value-type="float">
            <text:p>24.73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7" calcext:value-type="float">
            <text:p>95945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167" calcext:value-type="float">
            <text:p>23.09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8" calcext:value-type="float">
            <text:p>959453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4306" calcext:value-type="float">
            <text:p>22.74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39" calcext:value-type="float">
            <text:p>959453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98417" calcext:value-type="float">
            <text:p>21.9841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0" calcext:value-type="float">
            <text:p>959454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2722" calcext:value-type="float">
            <text:p>30.327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1" calcext:value-type="float">
            <text:p>959454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222" calcext:value-type="float">
            <text:p>30.37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2" calcext:value-type="float">
            <text:p>959454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82972" calcext:value-type="float">
            <text:p>31.82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3" calcext:value-type="float">
            <text:p>959454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4778" calcext:value-type="float">
            <text:p>23.04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4" calcext:value-type="float">
            <text:p>959454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5111" calcext:value-type="float">
            <text:p>29.45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5" calcext:value-type="float">
            <text:p>959454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3889" calcext:value-type="float">
            <text:p>20.938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6" calcext:value-type="float">
            <text:p>959454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0.94667" calcext:value-type="float">
            <text:p>20.946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7" calcext:value-type="float">
            <text:p>959454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225" calcext:value-type="float">
            <text:p>21.22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8" calcext:value-type="float">
            <text:p>95945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2306" calcext:value-type="float">
            <text:p>29.223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49" calcext:value-type="float">
            <text:p>9594549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40222" calcext:value-type="float">
            <text:p>27.40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0" calcext:value-type="float">
            <text:p>959455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5778" calcext:value-type="float">
            <text:p>22.6577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1" calcext:value-type="float">
            <text:p>959455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4556" calcext:value-type="float">
            <text:p>21.44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2" calcext:value-type="float">
            <text:p>95945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3" calcext:value-type="float">
            <text:p>95945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68861" calcext:value-type="float">
            <text:p>23.6886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4" calcext:value-type="float">
            <text:p>95945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222" calcext:value-type="float">
            <text:p>21.1322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5" calcext:value-type="float">
            <text:p>95945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98333" calcext:value-type="float">
            <text:p>22.983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6" calcext:value-type="float">
            <text:p>959455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7" calcext:value-type="float">
            <text:p>959455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1556" calcext:value-type="float">
            <text:p>26.4155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8" calcext:value-type="float">
            <text:p>959455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4.135" calcext:value-type="float">
            <text:p>34.13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59" calcext:value-type="float">
            <text:p>95945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8611" calcext:value-type="float">
            <text:p>26.586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0" calcext:value-type="float">
            <text:p>959456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25" calcext:value-type="float">
            <text:p>26.4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1" calcext:value-type="float">
            <text:p>9594561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2" calcext:value-type="float">
            <text:p>959456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73083" calcext:value-type="float">
            <text:p>22.730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3" calcext:value-type="float">
            <text:p>959456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4583" calcext:value-type="float">
            <text:p>21.24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4" calcext:value-type="float">
            <text:p>959456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194" calcext:value-type="float">
            <text:p>21.191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5" calcext:value-type="float">
            <text:p>9594565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8111" calcext:value-type="float">
            <text:p>23.08111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6" calcext:value-type="float">
            <text:p>959456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2725" calcext:value-type="float">
            <text:p>26.27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7" calcext:value-type="float">
            <text:p>959456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583" calcext:value-type="float">
            <text:p>21.1358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8" calcext:value-type="float">
            <text:p>9594568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825" calcext:value-type="float">
            <text:p>21.7825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69" calcext:value-type="float">
            <text:p>95945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9694" calcext:value-type="float">
            <text:p>21.19694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0" calcext:value-type="float">
            <text:p>9594570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9389" calcext:value-type="float">
            <text:p>29.49389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1" calcext:value-type="float">
            <text:p>95945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6" calcext:value-type="float">
            <text:p>23.06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2" calcext:value-type="float">
            <text:p>9594572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972" calcext:value-type="float">
            <text:p>21.13972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3" calcext:value-type="float">
            <text:p>9594573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75" calcext:value-type="float">
            <text:p>21.0975</text:p>
          </table:table-cell>
          <table:table-cell office:value-type="string" calcext:value-type="string">
            <text:p>13/09/2022 – 10:40</text:p>
          </table:table-cell>
          <table:table-cell/>
          <table:table-cell office:value-type="float" office:value="9594574" calcext:value-type="float">
            <text:p>9594574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54.55167" calcext:value-type="float">
            <text:p>54.55167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5" calcext:value-type="float">
            <text:p>95945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85833" calcext:value-type="float">
            <text:p>28.85833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6" calcext:value-type="float">
            <text:p>9594576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13/09/2022 – 10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594577" calcext:value-type="float">
            <text:p>9594577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18528" calcext:value-type="float">
            <text:p>28.18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8" calcext:value-type="float">
            <text:p>97409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0222" calcext:value-type="float">
            <text:p>26.50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79" calcext:value-type="float">
            <text:p>974097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56" calcext:value-type="float">
            <text:p>26.61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0" calcext:value-type="float">
            <text:p>974098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42083" calcext:value-type="float">
            <text:p>29.42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1" calcext:value-type="float">
            <text:p>974098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5528" calcext:value-type="float">
            <text:p>26.45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2" calcext:value-type="float">
            <text:p>974098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71056" calcext:value-type="float">
            <text:p>25.71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3" calcext:value-type="float">
            <text:p>974098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194" calcext:value-type="float">
            <text:p>29.91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4" calcext:value-type="float">
            <text:p>974098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167" calcext:value-type="float">
            <text:p>30.1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5" calcext:value-type="float">
            <text:p>974098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6" calcext:value-type="float">
            <text:p>974098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833" calcext:value-type="float">
            <text:p>21.41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7" calcext:value-type="float">
            <text:p>974098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139" calcext:value-type="float">
            <text:p>21.34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8" calcext:value-type="float">
            <text:p>974098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2194" calcext:value-type="float">
            <text:p>21.42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89" calcext:value-type="float">
            <text:p>974098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361" calcext:value-type="float">
            <text:p>21.20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0" calcext:value-type="float">
            <text:p>974099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41639" calcext:value-type="float">
            <text:p>21.41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1" calcext:value-type="float">
            <text:p>974099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0583" calcext:value-type="float">
            <text:p>27.60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2" calcext:value-type="float">
            <text:p>974099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2278" calcext:value-type="float">
            <text:p>27.62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3" calcext:value-type="float">
            <text:p>974099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9083" calcext:value-type="float">
            <text:p>29.890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4" calcext:value-type="float">
            <text:p>974099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472" calcext:value-type="float">
            <text:p>29.9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5" calcext:value-type="float">
            <text:p>974099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6" calcext:value-type="float">
            <text:p>974099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1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6722" calcext:value-type="float">
            <text:p>21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7" calcext:value-type="float">
            <text:p>974099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0444" calcext:value-type="float">
            <text:p>21.20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8" calcext:value-type="float">
            <text:p>974099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9583" calcext:value-type="float">
            <text:p>21.09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0999" calcext:value-type="float">
            <text:p>974099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72" calcext:value-type="float">
            <text:p>21.17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0" calcext:value-type="float">
            <text:p>974100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2.69111" calcext:value-type="float">
            <text:p>22.69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1" calcext:value-type="float">
            <text:p>974100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0694" calcext:value-type="float">
            <text:p>25.80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2" calcext:value-type="float">
            <text:p>974100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79694" calcext:value-type="float">
            <text:p>21.79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3" calcext:value-type="float">
            <text:p>974100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26722" calcext:value-type="float">
            <text:p>29.26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4" calcext:value-type="float">
            <text:p>974100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5" calcext:value-type="float">
            <text:p>21.17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5" calcext:value-type="float">
            <text:p>974100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889" calcext:value-type="float">
            <text:p>21.128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6" calcext:value-type="float">
            <text:p>974100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2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5222" calcext:value-type="float">
            <text:p>23.052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7" calcext:value-type="float">
            <text:p>974100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6111" calcext:value-type="float">
            <text:p>27.661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8" calcext:value-type="float">
            <text:p>974100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85444" calcext:value-type="float">
            <text:p>27.85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09" calcext:value-type="float">
            <text:p>974100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03861" calcext:value-type="float">
            <text:p>23.03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0" calcext:value-type="float">
            <text:p>974101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93833" calcext:value-type="float">
            <text:p>28.9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1" calcext:value-type="float">
            <text:p>974101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37139" calcext:value-type="float">
            <text:p>30.371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2" calcext:value-type="float">
            <text:p>974101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1528" calcext:value-type="float">
            <text:p>26.6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3" calcext:value-type="float">
            <text:p>974101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125" calcext:value-type="float">
            <text:p>29.91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4" calcext:value-type="float">
            <text:p>974101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92556" calcext:value-type="float">
            <text:p>29.9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5" calcext:value-type="float">
            <text:p>974101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48639" calcext:value-type="float">
            <text:p>26.4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6" calcext:value-type="float">
            <text:p>974101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3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4" calcext:value-type="float">
            <text:p>27.0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7" calcext:value-type="float">
            <text:p>974101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09778" calcext:value-type="float">
            <text:p>27.09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8" calcext:value-type="float">
            <text:p>974101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325" calcext:value-type="float">
            <text:p>27.93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19" calcext:value-type="float">
            <text:p>974101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91" calcext:value-type="float">
            <text:p>26.9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0" calcext:value-type="float">
            <text:p>974102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0975" calcext:value-type="float">
            <text:p>31.097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1" calcext:value-type="float">
            <text:p>974102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94" calcext:value-type="float">
            <text:p>30.70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2" calcext:value-type="float">
            <text:p>974102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23278" calcext:value-type="float">
            <text:p>25.232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3" calcext:value-type="float">
            <text:p>974102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6667" calcext:value-type="float">
            <text:p>26.86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4" calcext:value-type="float">
            <text:p>974102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55694" calcext:value-type="float">
            <text:p>26.55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5" calcext:value-type="float">
            <text:p>974102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34722" calcext:value-type="float">
            <text:p>26.34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6" calcext:value-type="float">
            <text:p>974102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4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5611" calcext:value-type="float">
            <text:p>30.7561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7" calcext:value-type="float">
            <text:p>974102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94639" calcext:value-type="float">
            <text:p>27.9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8" calcext:value-type="float">
            <text:p>974102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10667" calcext:value-type="float">
            <text:p>30.10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29" calcext:value-type="float">
            <text:p>974102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2.97833" calcext:value-type="float">
            <text:p>32.97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0" calcext:value-type="float">
            <text:p>974103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57722" calcext:value-type="float">
            <text:p>35.57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1" calcext:value-type="float">
            <text:p>974103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70167" calcext:value-type="float">
            <text:p>30.70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2" calcext:value-type="float">
            <text:p>974103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722" calcext:value-type="float">
            <text:p>26.62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3" calcext:value-type="float">
            <text:p>974103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74972" calcext:value-type="float">
            <text:p>31.749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4" calcext:value-type="float">
            <text:p>974103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02917" calcext:value-type="float">
            <text:p>30.029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5" calcext:value-type="float">
            <text:p>974103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1825" calcext:value-type="float">
            <text:p>29.18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6" calcext:value-type="float">
            <text:p>974103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5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9.82694" calcext:value-type="float">
            <text:p>29.82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7" calcext:value-type="float">
            <text:p>974103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62556" calcext:value-type="float">
            <text:p>26.62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8" calcext:value-type="float">
            <text:p>974103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81667" calcext:value-type="float">
            <text:p>26.816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39" calcext:value-type="float">
            <text:p>974103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58944" calcext:value-type="float">
            <text:p>30.58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0" calcext:value-type="float">
            <text:p>974104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63694" calcext:value-type="float">
            <text:p>30.636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1" calcext:value-type="float">
            <text:p>974104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71472" calcext:value-type="float">
            <text:p>28.7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2" calcext:value-type="float">
            <text:p>974104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944" calcext:value-type="float">
            <text:p>21.17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3" calcext:value-type="float">
            <text:p>974104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21333" calcext:value-type="float">
            <text:p>21.21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4" calcext:value-type="float">
            <text:p>974104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472" calcext:value-type="float">
            <text:p>21.13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5" calcext:value-type="float">
            <text:p>974104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639" calcext:value-type="float">
            <text:p>21.18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6" calcext:value-type="float">
            <text:p>974104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6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361" calcext:value-type="float">
            <text:p>21.133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7" calcext:value-type="float">
            <text:p>974104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833" calcext:value-type="float">
            <text:p>21.138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8" calcext:value-type="float">
            <text:p>974104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778" calcext:value-type="float">
            <text:p>21.1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49" calcext:value-type="float">
            <text:p>974104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08306" calcext:value-type="float">
            <text:p>21.08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0" calcext:value-type="float">
            <text:p>974105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8583" calcext:value-type="float">
            <text:p>21.1858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1" calcext:value-type="float">
            <text:p>974105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7861" calcext:value-type="float">
            <text:p>21.17861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2" calcext:value-type="float">
            <text:p>974105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2444" calcext:value-type="float">
            <text:p>21.12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3" calcext:value-type="float">
            <text:p>974105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4639" calcext:value-type="float">
            <text:p>21.3463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4" calcext:value-type="float">
            <text:p>974105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4528" calcext:value-type="float">
            <text:p>28.34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5" calcext:value-type="float">
            <text:p>974105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2028" calcext:value-type="float">
            <text:p>28.32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6" calcext:value-type="float">
            <text:p>974105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7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1025" calcext:value-type="float">
            <text:p>23.1025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7" calcext:value-type="float">
            <text:p>974105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37417" calcext:value-type="float">
            <text:p>25.3741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8" calcext:value-type="float">
            <text:p>974105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4444" calcext:value-type="float">
            <text:p>21.144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59" calcext:value-type="float">
            <text:p>974105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37778" calcext:value-type="float">
            <text:p>21.3777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0" calcext:value-type="float">
            <text:p>974106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5.01472" calcext:value-type="float">
            <text:p>35.01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1" calcext:value-type="float">
            <text:p>974106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6556" calcext:value-type="float">
            <text:p>28.065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2" calcext:value-type="float">
            <text:p>974106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02306" calcext:value-type="float">
            <text:p>28.02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3" calcext:value-type="float">
            <text:p>974106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27306" calcext:value-type="float">
            <text:p>31.2730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4" calcext:value-type="float">
            <text:p>974106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11528" calcext:value-type="float">
            <text:p>31.11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5" calcext:value-type="float">
            <text:p>974106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67167" calcext:value-type="float">
            <text:p>27.67167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6" calcext:value-type="float">
            <text:p>974106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8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51944" calcext:value-type="float">
            <text:p>28.51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7" calcext:value-type="float">
            <text:p>974106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31389" calcext:value-type="float">
            <text:p>28.31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8" calcext:value-type="float">
            <text:p>974106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1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15472" calcext:value-type="float">
            <text:p>25.1547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69" calcext:value-type="float">
            <text:p>9741069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2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5.83528" calcext:value-type="float">
            <text:p>25.835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0" calcext:value-type="float">
            <text:p>9741070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3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6.77389" calcext:value-type="float">
            <text:p>26.77389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1" calcext:value-type="float">
            <text:p>9741071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4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7333" calcext:value-type="float">
            <text:p>23.97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2" calcext:value-type="float">
            <text:p>9741072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5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1.13194" calcext:value-type="float">
            <text:p>21.1319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3" calcext:value-type="float">
            <text:p>9741073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6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7.53944" calcext:value-type="float">
            <text:p>27.53944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4" calcext:value-type="float">
            <text:p>9741074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7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3.93333" calcext:value-type="float">
            <text:p>23.93333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5" calcext:value-type="float">
            <text:p>9741075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8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28.46056" calcext:value-type="float">
            <text:p>28.46056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6" calcext:value-type="float">
            <text:p>9741076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99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0.23028" calcext:value-type="float">
            <text:p>30.23028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7" calcext:value-type="float">
            <text:p>9741077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400</text:p>
          </table:table-cell>
          <table:table-cell office:value-type="string" calcext:value-type="string">
            <text:p>sharc.shef.ac.uk</text:p>
          </table:table-cell>
          <table:table-cell table:style-name="ce3" office:value-type="string" calcext:value-type="string">
            <text:p>Done</text:p>
          </table:table-cell>
          <table:table-cell office:value-type="float" office:value="31.41722" calcext:value-type="float">
            <text:p>31.41722</text:p>
          </table:table-cell>
          <table:table-cell office:value-type="string" calcext:value-type="string">
            <text:p>20/09/2022 – 12:40</text:p>
          </table:table-cell>
          <table:table-cell table:style-name="ce20" office:value-type="float" office:value="5.436" calcext:value-type="float">
            <text:p>5.436</text:p>
          </table:table-cell>
          <table:table-cell office:value-type="float" office:value="9741078" calcext:value-type="float">
            <text:p>9741078</text:p>
          </table:table-cell>
          <table:table-cell table:number-columns-repeated="101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1023"/>
        </table:table-row>
        <table:table-row table:style-name="ro1" table:number-rows-repeated="1047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6.2$Linux_X86_64 LibreOffice_project/30$Build-2</meta:generator>
    <dc:date>2022-10-06T13:41:22.729400182</dc:date>
    <meta:editing-duration>P5DT23H52M26S</meta:editing-duration>
    <meta:editing-cycles>317</meta:editing-cycles>
    <meta:document-statistic meta:table-count="1" meta:cell-count="9138" meta:object-count="0"/>
  </office:meta>
</office:document-meta>
</file>